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erNotifier.notifyListeners( SampleEvent res , List listen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enerNotifier.is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Notifier.unboostPrior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nerNotifier.processNotific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enerNotifier.addLast( SampleEvent item , List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nerNotifi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Notifier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istenerNotifier.boostPrior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